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1d71b" officeooo:paragraph-rsid="0011d71b"/>
    </style:style>
    <style:style style:name="P2" style:family="paragraph" style:parent-style-name="Standard">
      <style:text-properties officeooo:rsid="0011d71b" officeooo:paragraph-rsid="00130bf4"/>
    </style:style>
    <style:style style:name="P3" style:family="paragraph" style:parent-style-name="Standard">
      <style:text-properties officeooo:rsid="00130bf4" officeooo:paragraph-rsid="00130bf4"/>
    </style:style>
    <style:style style:name="T1" style:family="text">
      <style:text-properties officeooo:rsid="00130bf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 recently realized how… Frankly disorganized this website has become recently, after moving from Surge to Google Cloud as my web host and having to part with my subdomains. So I thought I’d make a little sitemap to have all of this content in one place!</text:p>
      <text:p text:style-name="P1"/>
      <text:p text:style-name="P1">kuro.gay</text:p>
      <text:p text:style-name="P1">Home base. You’ve probably heard of it, it’s a pretty big deal.</text:p>
      <text:p text:style-name="P1"/>
      <text:p text:style-name="P1">kuro.gay/professional</text:p>
      <text:p text:style-name="P1">My portfolio. Believe it or not I actually do serious work every now and then.</text:p>
      <text:p text:style-name="P1"/>
      <text:p text:style-name="P1"><text:span text:style-name="T1">kuro.gay/</text:span>ciabatta</text:p>
      <text:p text:style-name="P3">Stupid little browser game I made over a weekend once.</text:p>
      <text:p text:style-name="P3"/>
      <text:p text:style-name="P2"><text:span text:style-name="T1">kuro.gay/embed</text:span></text:p>
      <text:p text:style-name="P3">File storage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GB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9-20T23:31:33.168000000</dc:date>
    <meta:editing-duration>PT5H51M8S</meta:editing-duration>
    <meta:editing-cycles>1</meta:editing-cycles>
    <meta:document-statistic meta:table-count="0" meta:image-count="0" meta:object-count="0" meta:page-count="1" meta:paragraph-count="9" meta:word-count="89" meta:character-count="521" meta:non-whitespace-character-count="441"/>
    <meta:generator>LibreOffice/7.3.4.2$Windows_X86_64 LibreOffice_project/728fec16bd5f605073805c3c9e7c4212a0120dc5</meta:generator>
  </office:meta>
</office:document-meta>
</file>